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paragraph-rsid="0005b44f"/>
    </style:style>
    <style:style style:name="P2" style:family="paragraph" style:parent-style-name="Preformatted_20_Text">
      <style:text-properties officeooo:paragraph-rsid="000a1019"/>
    </style:style>
    <style:style style:name="P3" style:family="paragraph" style:parent-style-name="Preformatted_20_Text">
      <style:text-properties officeooo:rsid="0005b44f" officeooo:paragraph-rsid="0005b44f"/>
    </style:style>
    <style:style style:name="T1" style:family="text">
      <style:text-properties officeooo:rsid="0005b44f"/>
    </style:style>
    <style:style style:name="T2" style:family="text">
      <style:text-properties fo:color="#ff420e"/>
    </style:style>
    <style:style style:name="T3" style:family="text">
      <style:text-properties fo:color="#ff420e" officeooo:rsid="0005b44f"/>
    </style:style>
    <style:style style:name="T4" style:family="text">
      <style:text-properties fo:color="#ff420e" officeooo:rsid="000a1019"/>
    </style:style>
    <style:style style:name="T5" style:family="text">
      <style:text-properties fo:color="#ff420e" officeooo:rsid="000cb0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英語對譯</text:p>
      <text:p text:style-name="P1"><text:span text:style-name="T1"> Hello everyone, welcome to our </text:span><text:span text:style-name="T3">class, “Learning Hakka idioms from</text:span><text:span text:style-name="T1"> stories!” I am Grandpa Hakka. It is very nice to meet you all.</text:span></text:p>
      <text:p text:style-name="P1"><text:span text:style-name="T1"> Um…talking about Hakka </text:span><text:span text:style-name="T3">saying</text:span><text:span text:style-name="T1">s, there are actually many kinds of them. Hakka people love to observe things, and they prefer to describe them with metaphors.</text:span></text:p>
      <text:p text:style-name="P1"><text:span text:style-name="T1"> If you ask me how many </text:span><text:span text:style-name="T3">proverbs</text:span><text:span text:style-name="T1"> there are in Hakka, I probably have to take three days and still couldn’t finish …</text:span></text:p>
      <text:p text:style-name="P1"><text:span text:style-name="T1"> </text:span><text:span text:style-name="T3">They</text:span><text:span text:style-name="T1"> are classified </text:span><text:span text:style-name="T3">into</text:span><text:span text:style-name="T1"> the categories of life, <text:s/>meteorology, industry, folk , legends, life philosophy, and etc. There are too many of them…</text:span></text:p>
      <text:p text:style-name="P1"><text:span text:style-name="T1"> For example, there is one </text:span><text:span text:style-name="T3">saying</text:span><text:span text:style-name="T1"> like this “Eat less you could feel the aroma, eat too much would lose its taste.”</text:span></text:p>
      <text:p text:style-name="P1"><text:span text:style-name="T1"> This sentence is the advice that </text:span><text:span text:style-name="T3">the Hakka elderly give not to</text:span><text:span text:style-name="T1"> eat too much! You would rather eat less than too much…It would burden your stomach and it is bad for your health </text:span><text:span text:style-name="T3">also</text:span><text:span text:style-name="T1">. If you eat too much, </text:span><text:span text:style-name="T3">it</text:span><text:span text:style-name="T1"> would make the food tasteless…</text:span></text:p>
      <text:p text:style-name="P1"><text:span text:style-name="T1"> Only from this short sentence, you</text:span><text:span text:style-name="T3"> can</text:span><text:span text:style-name="T1"> read the profound implications. No </text:span><text:span text:style-name="T3">wonder people</text:span><text:span text:style-name="T1"> say that there </text:span><text:span text:style-name="T3">is lots of life philosophy</text:span><text:span text:style-name="T1"> behind Hakka slang.</text:span></text:p>
      <text:p text:style-name="P1"><text:span text:style-name="T1">These </text:span><text:span text:style-name="T3">idioms</text:span><text:span text:style-name="T1"> were originally developed from the living experiences of our ancestors, and simultaneously represented the traditional Hakka life </text:span><text:span text:style-name="T3">focused</text:span><text:span text:style-name="T1"> on agriculture.</text:span></text:p>
      <text:p text:style-name="P1"><text:span text:style-name="T1">They have strong literary </text:span><text:span text:style-name="T3">characteristics</text:span><text:span text:style-name="T1"> and are generalized with vivid and concrete language. If you know how to appreciate them, you would experience different feelings </text:span><text:span text:style-name="T3">from regular</text:span><text:span text:style-name="T1"> literature.</text:span></text:p>
      <text:p text:style-name="P1"><text:span text:style-name="T1"><text:s/>Hakka </text:span><text:span text:style-name="T3">expressions do</text:span><text:span text:style-name="T1"> not come out of nowhere but from Hakka folk stories which possibly </text:span><text:span text:style-name="T3">are real stories or maybe fiction</text:span><text:span text:style-name="T1">.</text:span></text:p>
      <text:p text:style-name="P1"><text:span text:style-name="T1"><text:s/>However, most of the </text:span><text:span text:style-name="T3">classic</text:span><text:span text:style-name="T1"> ones have the following features:</text:span></text:p>
      <text:p text:style-name="P3"><text:s/>"Folk </text:p>
      <text:p text:style-name="P1"><text:span text:style-name="T1"><text:s/></text:span><text:span text:style-name="T3">Universal</text:span></text:p>
      <text:p text:style-name="P3"><text:s/>Profound</text:p>
      <text:p text:style-name="P1"><text:span text:style-name="T1"><text:s/></text:span><text:span text:style-name="T3">Oral</text:span></text:p>
      <text:p text:style-name="P3"><text:s/>Collective</text:p>
      <text:p text:style-name="P1"><text:span text:style-name="T1"><text:s/></text:span><text:span text:style-name="T3">Inherited</text:span></text:p>
      <text:p text:style-name="P1"><text:span text:style-name="T1"><text:s/></text:span><text:span text:style-name="T3">Variable</text:span></text:p>
      <text:p text:style-name="P3"><text:s/>"</text:p>
      <text:p text:style-name="P1"><text:span text:style-name="T1"><text:s/>Because of these features, Hakka slang </text:span><text:span text:style-name="T3">has been passed</text:span><text:span text:style-name="T1"> down from generation to generation.</text:span></text:p>
      <text:p text:style-name="P1"><text:span text:style-name="T1"><text:s/> Today, we will try to learn these </text:span><text:span text:style-name="T3">expressions through</text:span><text:span text:style-name="T1"> profound and interesting Hakka stories which I believe would definitely impress you! So, let’s get started!</text:span></text:p>
      <text:p text:style-name="P3"><text:s/>"After this lesson, you will be able to:</text:p>
      <text:p text:style-name="P1"><text:span text:style-name="T1"><text:s/>1. A</text:span><text:span text:style-name="T3">ppreciate</text:span><text:span text:style-name="T1"> the allusion of “Fan Cii Du Meu”</text:span></text:p>
      <text:p text:style-name="P3"><text:s/>2. Understand the meaning and application of “Fan Cii Du Meu”</text:p>
      <text:p text:style-name="P3"><text:s/>"</text:p>
      <text:p text:style-name="P3"><text:s/> Long time ago, there was a servant working for a squire. Everything was good until one day he saw a dead cat in the field.</text:p>
      <text:p text:style-name="P1"><text:span text:style-name="T1"><text:s/>He </text:span><text:span text:style-name="T3">saw</text:span><text:span text:style-name="T1"> instantly that this cat </text:span><text:span text:style-name="T3">belonged </text:span><text:span text:style-name="T1">to the squire. Therefore, he quickly reported <text:s/>to him.</text:span></text:p>
      <text:p text:style-name="P1"><text:span text:style-name="T1"><text:s/>The squire was very angry and thought the servant was the one who harm</text:span><text:span text:style-name="T3">ed</text:span><text:span text:style-name="T1"> the cat. </text:span></text:p>
      <text:p text:style-name="P1"><text:span text:style-name="T1"><text:s/></text:span><text:span text:style-name="T3">Do you</text:span><text:span text:style-name="T1"> think I wouldn’t know that it was you who killed my cat?</text:span></text:p>
      <text:p text:style-name="P1"><text:span text:style-name="T1"><text:s/> In fact, the squire secretly had feelings </text:span><text:span text:style-name="T3">for</text:span><text:span text:style-name="T1"> the servant’s wife, and he was </text:span><text:span text:style-name="T3">trying to make her</text:span><text:span text:style-name="T1"> his wife! So he thought this was a perfect chance to blame the servant!</text:span></text:p>
      <text:p text:style-name="P3"><text:s/>Servant: I did not kill the cat…really...</text:p>
      <text:p text:style-name="P1"><text:span text:style-name="T1"><text:s/>Squire: I don’t care; you need to think of a way to </text:span><text:span text:style-name="T3">compensate</text:span><text:span text:style-name="T1"> me.</text:span></text:p>
      <text:p text:style-name="P3"><text:s/> Servant: So…how much was this cat? I could give you the money…</text:p>
      <text:p text:style-name="P1"><text:span text:style-name="T1"><text:s/>Squire: My cat is very smart and he is not a regular cat. “When he call</text:span><text:span text:style-name="T3">ed</text:span><text:span text:style-name="T1"> out under the roof, all the rats would rush out. When he call</text:span><text:span text:style-name="T3">ed</text:span><text:span text:style-name="T1"> out upon the roof, all the rats would hide </text:span><text:span text:style-name="T3">in</text:span><text:span text:style-name="T1"> the vases.” Last year, there was one guy who offered me thirty-three hundred for the cat but I was not willing to sell it.</text:span></text:p>
      <text:p text:style-name="P1"><text:soft-page-break/><text:span text:style-name="T1"><text:s/>Thirty-three hundred seems not </text:span><text:span text:style-name="T3">much now</text:span><text:span text:style-name="T1"> but it was a large amount of money back then. How could the servant afford it? When the servant </text:span><text:span text:style-name="T3">looked</text:span><text:span text:style-name="T1"> distressed, the squire said…</text:span></text:p>
      <text:p text:style-name="P1"><text:span text:style-name="T1"><text:s/>Squire: if you </text:span><text:span text:style-name="T3">can’t</text:span><text:span text:style-name="T1"> afford this money, I could take your wife for it!</text:span></text:p>
      <text:p text:style-name="P1"><text:span text:style-name="T1"><text:s/> The servant was very upset and went </text:span><text:span text:style-name="T3">home to talk</text:span><text:span text:style-name="T1"> with his wife. His wife told him not to worry after she heard the story. She said, Just </text:span><text:span text:style-name="T3">tell</text:span><text:span text:style-name="T1"> the squire </text:span><text:span text:style-name="T3">he will get</text:span><text:span text:style-name="T1"> the money in two days. I know how to handle this!</text:span></text:p>
      <text:p text:style-name="P3"><text:s/> After two days…</text:p>
      <text:p text:style-name="P1"><text:span text:style-name="T1"><text:s/> The squire came to </text:span><text:span text:style-name="T3">the</text:span><text:span text:style-name="T1"> servant’s house and felt glad that his plan was finally </text:span><text:span text:style-name="T3">to be</text:span><text:span text:style-name="T1"> realized and that he could </text:span><text:span text:style-name="T3">get</text:span><text:span text:style-name="T1"> the servant's wife. But the servant was not home when he arrived.</text:span></text:p>
      <text:p text:style-name="P1"><text:span text:style-name="T1"><text:s/>Servant’s wife: <text:s/>I am sorry; he was one hundred short </text:span><text:span text:style-name="T3">of</text:span><text:span text:style-name="T1"> thirty-three hundred so he went out to borrow the money. Please wait for a moment.</text:span></text:p>
      <text:p text:style-name="P3"><text:s/>But he waited until noon and felt lost. Meanwhile, he started to feel hungry. At this moment, the servant’s wife took out some dishes.</text:p>
      <text:p text:style-name="P1"><text:span text:style-name="T1"><text:s/>Servant’s wife: <text:s/></text:span><text:span text:style-name="T3">You</text:span><text:span text:style-name="T1"> must be hungry; here </text:span><text:span text:style-name="T3">are</text:span><text:span text:style-name="T1"> some things for you to eat first. You could have some rice if you want.</text:span></text:p>
      <text:p text:style-name="P1"><text:span text:style-name="T1"><text:s/>When the squire tried to </text:span><text:span text:style-name="T3">put</text:span><text:span text:style-name="T1"> some rice in his bowl, he accidentally broke the spoon.</text:span></text:p>
      <text:p text:style-name="P3"><text:s/> Squire: I think I broke the spoon, what should I do?</text:p>
      <text:p text:style-name="P3"><text:s/> The servant’s wife said…</text:p>
      <text:p text:style-name="P3"><text:s/>"Servant’s wife: <text:s/>This spoon was not a regular one. <text:s/>“This spoon could cook rice and make gruel; also it could cook fish and meat.”</text:p>
      <text:p text:style-name="P3"><text:s/>Last year, there was one guy offered me sixty-six thousand for it, and I was not willing to sell, so you must pay me the same money for it…</text:p>
      <text:p text:style-name="P3"><text:s/>"</text:p>
      <text:p text:style-name="P1"><text:span text:style-name="T1"><text:s/>Squire: </text:span><text:span text:style-name="T3">It</text:span><text:span text:style-name="T1"> is nonsense for a spoon to cost that much money.</text:span></text:p>
      <text:p text:style-name="P1"><text:span text:style-name="T1"><text:s/>Servant’s wife: <text:s/>It makes perfect sense! If you could have </text:span><text:span text:style-name="T3">a cat worth thirty-three hundred</text:span><text:span text:style-name="T1">, of course I could have a s</text:span><text:span text:style-name="T3">poon worth sixty-six thousand</text:span><text:span text:style-name="T1">!</text:span></text:p>
      <text:p text:style-name="P3"><text:s/> “Fan Cii Du Meu”</text:p>
      <text:p text:style-name="P1"><text:span text:style-name="T1"><text:s/>From this story, </text:span><text:span text:style-name="T3">we learn</text:span><text:span text:style-name="T1"> that if someone uses unreasonable </text:span><text:span text:style-name="T3">methods</text:span><text:span text:style-name="T1"> to force you </text:span><text:span text:style-name="T3">to do something</text:span><text:span text:style-name="T1">, you </text:span><text:span text:style-name="T3">can</text:span><text:span text:style-name="T1"> also use the same </text:span><text:span text:style-name="T3">methods with him/her</text:span><text:span text:style-name="T1">! So, this is the meaning of “Fan Cii Du Meu.”</text:span></text:p>
      <text:p text:style-name="P1"><text:span text:style-name="T1"><text:s/> </text:span><text:span text:style-name="T3">Using</text:span><text:span text:style-name="T1"> the sentence in real life, you could </text:span><text:span text:style-name="T3">also</text:span><text:span text:style-name="T1"> say “Do not make up an excuse to answer a question or a request”</text:span></text:p>
      <text:p text:style-name="P3"><text:s/>This means “Do not make up an excuse to answer a question or a request”</text:p>
      <text:p text:style-name="P1"><text:span text:style-name="T1"><text:s/> If you would like to practice more, you could click the </text:span><text:span text:style-name="T3">sound button</text:span><text:span text:style-name="T1"> to listen and try to make your own sentence.</text:span></text:p>
      <text:p text:style-name="P1"><text:span text:style-name="T1"><text:s/> In addition, we also provide </text:span><text:span text:style-name="T3">a</text:span><text:span text:style-name="T1"> few examples of similar </text:span><text:span text:style-name="T3">expressions</text:span><text:span text:style-name="T1"> so you </text:span><text:span text:style-name="T3">can</text:span><text:span text:style-name="T1"> learn more at the same time. </text:span></text:p>
      <text:p text:style-name="P3"/>
      <text:p text:style-name="P3"><text:s/> It is difficult to get out this time</text:p>
      <text:p text:style-name="P3"/>
      <text:p text:style-name="P1"><text:span text:style-name="T1"><text:s/>There are other </text:span><text:span text:style-name="T3">expressions</text:span><text:span text:style-name="T1"> for you to </text:span><text:span text:style-name="T3">practice a</text:span><text:span text:style-name="T1">t the same time!</text:span></text:p>
      <text:p text:style-name="P1"><text:span text:style-name="T1"><text:s/> “When he call</text:span><text:span text:style-name="T3">ed</text:span><text:span text:style-name="T1"> out under the roof, all the rats would rush out. When he call</text:span><text:span text:style-name="T3">ed</text:span><text:span text:style-name="T1"> out upon the roof, all the rats would hide </text:span><text:span text:style-name="T3">in</text:span><text:span text:style-name="T1"> the vase.”</text:span></text:p>
      <text:p text:style-name="P3"><text:s/>“This spoon could cook rice and make gruel; also it could cook fish and meat.”</text:p>
      <text:p text:style-name="P1"><text:span text:style-name="T1"><text:s/> Welcome to the </text:span><text:span text:style-name="T3">self-test section</text:span><text:span text:style-name="T1">!</text:span></text:p>
      <text:p text:style-name="P1"><text:span text:style-name="T1"><text:s/> You </text:span><text:span text:style-name="T3">can</text:span><text:span text:style-name="T1"> click the challenge button anytime when you are ready!</text:span></text:p>
      <text:p text:style-name="P3"><text:s/>"After this lesson, you will be able to:</text:p>
      <text:p text:style-name="P1"><text:span text:style-name="T1"><text:s/>1. </text:span><text:span text:style-name="T3">Appreciate</text:span><text:span text:style-name="T1"> the allusion of “O Sii Hak Fan”</text:span></text:p>
      <text:p text:style-name="P3"><text:s/>2. Understand the meaning and application of “O Sii Hak Fan”</text:p>
      <text:p text:style-name="P3"><text:s/>"</text:p>
      <text:p text:style-name="P1"><text:span text:style-name="T1"><text:s/>Boss Huang Man was a legendary character who </text:span><text:span text:style-name="T3">first reclaimed farmland in the Miaoli Uchiyama area</text:span><text:span text:style-name="T1">. Every time when people talked about “Boss Huang Man”, they would praise his wisdom and </text:span><text:span text:style-name="T3">achievements</text:span><text:span text:style-name="T1">.</text:span></text:p>
      <text:p text:style-name="P1"><text:span text:style-name="T1"><text:s/> It was also his personality </text:span><text:span text:style-name="T3">which helped him develop</text:span><text:span text:style-name="T1"> many good friends. He cultivated </text:span><text:span text:style-name="T3">much</text:span><text:span text:style-name="T1"> virgin soi</text:span><text:span text:style-name="T3">l</text:span><text:span text:style-name="T1"> and became rich, </text:span><text:span text:style-name="T3">starting from nothing</text:span><text:span text:style-name="T1">. He was one of </text:span><text:soft-page-break/><text:span text:style-name="T1">the tycoons </text:span><text:span text:style-name="T3">of</text:span><text:span text:style-name="T1"> the late Qing Dynasty in Taiwan.</text:span></text:p>
      <text:p text:style-name="P1"><text:span text:style-name="T1"><text:s/> There were lots of legendary stories </text:span><text:span text:style-name="T3">about his cultivation</text:span><text:span text:style-name="T1"> of virgin </text:span><text:span text:style-name="T3">soil</text:span><text:span text:style-name="T1"> in Uchiyama. Because he tried to take over the </text:span><text:span text:style-name="T3">land </text:span><text:span text:style-name="T1">from aboriginal people, these people didn’t like him.</text:span></text:p>
      <text:p text:style-name="P1"><text:span text:style-name="T1"><text:s/>There was one time Boss Huang Man asked his servants to harves</text:span><text:span text:style-name="T3">t h</text:span><text:span text:style-name="T1">alf-matured bananas. The servants were very confused…</text:span></text:p>
      <text:p text:style-name="P1"><text:span text:style-name="T1"><text:s/>Bananas needed to wait until </text:span><text:span text:style-name="T3">they were</text:span><text:span text:style-name="T1"> 70% to 80% matured before being harvested. So wh</text:span><text:span text:style-name="T3">y t</text:span><text:span text:style-name="T1">he rush to harvest these half-matured bananas?</text:span></text:p>
      <text:p text:style-name="P1"><text:span text:style-name="T1"><text:s/>"Just follow my orders to </text:span><text:span text:style-name="T3">cut</text:span><text:span text:style-name="T1"> them down and simmer them </text:span><text:span text:style-name="T3">in a pot</text:span><text:span text:style-name="T1">," Boss Huang Man said.</text:span></text:p>
      <text:p text:style-name="P3"><text:s/> So they did…</text:p>
      <text:p text:style-name="P1"><text:span text:style-name="T1"><text:s/> After </text:span><text:span text:style-name="T3">a</text:span><text:span text:style-name="T1"> few days, he asked </text:span><text:span text:style-name="T3">the</text:span><text:span text:style-name="T1"> servants to cut off a piece of bamboo.</text:span></text:p>
      <text:p text:style-name="P1"><text:span text:style-name="T1"><text:s/>Boss Huang Man: Now you can put </text:span><text:span text:style-name="T3">that</text:span><text:span text:style-name="T1"> simmered banana skin into the bamboo and squeeze </text:span><text:span text:style-name="T3">it</text:span><text:span text:style-name="T1">.</text:span></text:p>
      <text:p text:style-name="P1"><text:span text:style-name="T1"><text:s/>Ok, you </text:span><text:span text:style-name="T3">can pour i</text:span><text:span text:style-name="T1">t out now!</text:span></text:p>
      <text:p text:style-name="P3"><text:s/> Servants: It looks like poop!</text:p>
      <text:p text:style-name="P3"><text:s/> Boss Huang Man smiles…</text:p>
      <text:p text:style-name="P3"><text:s/> Now we only need a big sandal!</text:p>
      <text:p text:style-name="P1"><text:span text:style-name="T1"><text:s/> When everything was ready around evening, Boss Huang Man brought his servants and threw the poop-like banana skin and sandal on the roads </text:span><text:span text:style-name="T3">along which</text:span><text:span text:style-name="T1"> the aboriginal people usually </text:span><text:span text:style-name="T3">passed.</text:span></text:p>
      <text:p text:style-name="P3"><text:s/> After pouring the smashed bananas and leaving some foot prints, they left quietly.</text:p>
      <text:p text:style-name="P1"><text:span text:style-name="T1"><text:s/> Th</text:span><text:span text:style-name="T3">e </text:span><text:span text:style-name="T1">smashed bananas looked even more like feces after a while!</text:span></text:p>
      <text:p text:style-name="P1"><text:span text:style-name="T1"><text:s/> At this time, </text:span><text:span text:style-name="T3">t</text:span><text:span text:style-name="T1">wo aboriginal men walk</text:span><text:span text:style-name="T3">ed</text:span><text:span text:style-name="T1"> along the road and saw the poop-like banana skin and the big foot print.</text:span></text:p>
      <text:p text:style-name="P1"><text:span text:style-name="T1"><text:s/> The</text:span><text:span text:style-name="T3">y w</text:span><text:span text:style-name="T1">ondered if there were a giant </text:span><text:span text:style-name="T3">among</text:span><text:span text:style-name="T1"> the Han people. Otherwise, how could </text:span><text:span text:style-name="T3">they</text:span><text:span text:style-name="T1"> have such a big stool and </text:span><text:span text:style-name="T3">such</text:span><text:span text:style-name="T1"> large footprints?!</text:span></text:p>
      <text:p text:style-name="P1"><text:span text:style-name="T1"><text:s/> </text:span><text:span text:style-name="T3">They</text:span><text:span text:style-name="T1"> became so scared they </text:span><text:span text:style-name="T3">fled</text:span><text:span text:style-name="T1"> to their village telling their own peop</text:span><text:span text:style-name="T3">le w</text:span><text:span text:style-name="T1">hat they saw. Hence, the aboriginal people decided to retreat to the mountain.</text:span></text:p>
      <text:p text:style-name="P3"><text:s/> “O Sii Hak Fan”</text:p>
      <text:p text:style-name="P1"><text:span text:style-name="T1"><text:s/> Boss Huang Man used simple things like bananas and a sandal to win the perfect </text:span><text:span text:style-name="T3">war</text:span><text:span text:style-name="T1">! <text:s/>Because of his wisdom, he actually saved lots of human li</text:span><text:span text:style-name="T3">ves</text:span><text:span text:style-name="T1">.</text:span></text:p>
      <text:p text:style-name="P1"><text:span text:style-name="T1"><text:s/> People nowadays use O Sii Hak Fan to describe a bluff which </text:span><text:span text:style-name="T3">uses</text:span><text:span text:style-name="T1"> extravagant and exaggerated </text:span><text:span text:style-name="T3">effects</text:span><text:span text:style-name="T1"> to terrify people.</text:span></text:p>
      <text:p text:style-name="P1"><text:span text:style-name="T1"><text:s/>Normally you could make</text:span><text:span text:style-name="T3"> a</text:span><text:span text:style-name="T1"> sentence such as</text:span><text:span text:style-name="T3">, Wh</text:span><text:span text:style-name="T1">y are you yelling like this? If people </text:span><text:span text:style-name="T3">didn’t</text:span><text:span text:style-name="T1"> know what happened they </text:span><text:span text:style-name="T3">would</text:span><text:span text:style-name="T1"> think you are O Sii Hak Fan (bluffing). </text:span></text:p>
      <text:p text:style-name="P1"><text:span text:style-name="T1"><text:s/></text:span><text:span text:style-name="T3">Isn't this story more imaginative</text:span><text:span text:style-name="T1"> than regular slang? Hakk</text:span><text:span text:style-name="T3">a</text:span><text:span text:style-name="T1"> literature is really interesting!</text:span></text:p>
      <text:p text:style-name="P1"><text:span text:style-name="T1"><text:s/> If you would like to practice more, you could click the </text:span><text:span text:style-name="T3">sound button</text:span><text:span text:style-name="T1"> to listen and try to make your own sentence.</text:span></text:p>
      <text:p text:style-name="P1"><text:span text:style-name="T1"><text:s/> In addition, we also provide</text:span><text:span text:style-name="T3"> a</text:span><text:span text:style-name="T1"> few examples of similar </text:span><text:span text:style-name="T3">expressions</text:span><text:span text:style-name="T1"> so you can understand how to use them as well.</text:span></text:p>
      <text:p text:style-name="P3"/>
      <text:p text:style-name="P3"><text:s/> Harvest taro while going to bathroom—Not wasting any time.</text:p>
      <text:p text:style-name="P3"/>
      <text:p text:style-name="P1"><text:span text:style-name="T1"><text:s text:c="2"/>Welcome to the </text:span><text:span text:style-name="T3">self-test section</text:span><text:span text:style-name="T1">!</text:span></text:p>
      <text:p text:style-name="P3"><text:s text:c="3"/>You could click the challenge button anytime when you are ready!</text:p>
      <text:p text:style-name="P3"><text:s text:c="3"/>" After this lesson, you will be able to:</text:p>
      <text:p text:style-name="P1"><text:span text:style-name="T1"><text:s text:c="3"/>1. </text:span><text:span text:style-name="T3">Appreciate</text:span><text:span text:style-name="T1"> the allusion of “The hearts of people are too greedy”</text:span></text:p>
      <text:p text:style-name="P3"><text:s text:c="3"/>2. Understand the meaning and application of “The hearts of people are too greedy”</text:p>
      <text:p text:style-name="P3"><text:s text:c="3"/>"</text:p>
      <text:p text:style-name="P1"><text:span text:style-name="T1"><text:s text:c="3"/> One day, Liu, Don-Bin traveled to a wine store and drank three urns of wine. </text:span><text:span text:style-name="T3">As he enjoyed his wine</text:span><text:span text:style-name="T1">…</text:span></text:p>
      <text:p text:style-name="P3"><text:s text:c="3"/> Store owner: Sorry, wine is all sold out!</text:p>
      <text:p text:style-name="P1"><text:span text:style-name="T1"><text:s text:c="3"/> I just start</text:span><text:span text:style-name="T3">ed to enjoy myself</text:span><text:span text:style-name="T1">, how come all the wine </text:span><text:span text:style-name="T3">is</text:span><text:span text:style-name="T1"> sold out?</text:span></text:p>
      <text:p text:style-name="P1"><text:soft-page-break/><text:span text:style-name="T1"><text:s text:c="3"/> Sorry, we are running a small business, so we don’t have extra money to store more. Please </text:span><text:span text:style-name="T3">try</text:span><text:span text:style-name="T1"> the dishes first, I will go look for some more wine for you.</text:span></text:p>
      <text:p text:style-name="P1"><text:span text:style-name="T1"><text:s text:c="3"/> Liu, Don-Bin waved his hands and </text:span><text:span text:style-name="T3">led</text:span><text:span text:style-name="T1"> the store owner to the well in the yard.</text:span></text:p>
      <text:p text:style-name="P1"><text:span text:style-name="T1"><text:s text:c="3"/> </text:span><text:span text:style-name="T3">As</text:span><text:span text:style-name="T1"> they stood on the different sides of the well, the store owner felt confused and watched Liu, Don-Bin.</text:span></text:p>
      <text:p text:style-name="P1"><text:span text:style-name="T1"><text:s text:c="3"/> Liu, Don-Bin </text:span><text:span text:style-name="T3">looked</text:span><text:span text:style-name="T1"> at the well and muttered toward </text:span><text:span text:style-name="T3">it</text:span><text:span text:style-name="T1">.</text:span></text:p>
      <text:p text:style-name="P3"><text:s text:c="3"/> And he said to the store owner…</text:p>
      <text:p text:style-name="P1"><text:span text:style-name="T1"><text:s text:c="3"/> All the water in this well has n</text:span><text:span text:style-name="T3">ow become</text:span><text:span text:style-name="T1"> wine. You can fetch the water for me now!</text:span></text:p>
      <text:p text:style-name="P1"><text:span text:style-name="T1"><text:s text:c="3"/>The store owner tried </text:span><text:span text:style-name="T3">it and was</text:span><text:span text:style-name="T1"> surprised that the water in the well was really wine! </text:span></text:p>
      <text:p text:style-name="P1"><text:span text:style-name="T1"><text:s text:c="3"/>So Liu, Don-Bin </text:span><text:span text:style-name="T3">had a good time that day</text:span><text:span text:style-name="T1">. The store owner was even happier because his water well </text:span><text:span text:style-name="T3">had become</text:span><text:span text:style-name="T1"> a wine well, a</text:span><text:span text:style-name="T3">nd he started</text:span><text:span text:style-name="T1"> to make lots of money with it.</text:span></text:p>
      <text:p text:style-name="P3"><text:s text:c="3"/> After one year…</text:p>
      <text:p text:style-name="P1"><text:span text:style-name="T1"><text:s text:c="3"/> Liu, Don-Bin passed by </text:span><text:span text:style-name="T3">the</text:span><text:span text:style-name="T1"> store again and </text:span><text:span text:style-name="T3">was</text:span><text:span text:style-name="T1"> greeted by the store owner happily. He asked whether Liu, Don-Bin </text:span><text:span text:style-name="T3">needed</text:span><text:span text:style-name="T1"> anything else.</text:span></text:p>
      <text:p text:style-name="P1"><text:span text:style-name="T1"><text:s text:c="3"/></text:span><text:span text:style-name="T3">I really appreciate</text:span><text:span text:style-name="T1"> that you gave me that wine well before. But it would be even better if you could give me some wine lees to feed my pigs!</text:span></text:p>
      <text:p text:style-name="P1"><text:span text:style-name="T1"><text:s text:c="3"/> Liu, Don-Bin started to laugh, and </text:span><text:span text:style-name="T4">led</text:span><text:span text:style-name="T1"> the store owner to the same well and muttered again.</text:span></text:p>
      <text:p text:style-name="P3"><text:s text:c="3"/> The hearts of people are too greedy. It is not even enough to have free wine!</text:p>
      <text:p text:style-name="P3"><text:s text:c="3"/> So he pointed at the well and the wine turned back to water again.</text:p>
      <text:p text:style-name="P3"><text:s text:c="3"/> The hearts of people are too greedy. It is not even enough to have free wine!</text:p>
      <text:p text:style-name="P1"><text:span text:style-name="T1"><text:s text:c="3"/>This sentence describes the greed within </text:span><text:span text:style-name="T3">the human heart</text:span><text:span text:style-name="T1">. People like the store owner who only </text:span><text:span text:style-name="T3">want</text:span><text:span text:style-name="T1"> to get everything without workin</text:span><text:span text:style-name="T3">g e</text:span><text:span text:style-name="T1">nd up with nothing!</text:span></text:p>
      <text:p text:style-name="P1"><text:span text:style-name="T1"><text:s text:c="3"/> Greedy people usually don’t </text:span><text:span text:style-name="T3">have</text:span><text:span text:style-name="T1"> real happiness.</text:span></text:p>
      <text:p text:style-name="P1"><text:span text:style-name="T1"><text:s text:c="3"/>When you live in a damaged temple, you would only wish to live in a cottage. When you have a cottage, you would wish to have a cabin. When you have a cabin, you would want to live in a high-rise building. When you live in the building, you want a palace. When you move to a palace, you would wish you are the king. When you are king, you want to be god…So it goes on and on, th</text:span><text:span text:style-name="T3">is</text:span><text:span text:style-name="T1"> endless greed!</text:span></text:p>
      <text:p text:style-name="P1"><text:span text:style-name="T1"><text:s text:c="3"/>You can use this </text:span><text:span text:style-name="T3">expression</text:span><text:span text:style-name="T1"> to describe a greedy man, The hearts of people are too greedy. It is not even enough to have free wine!”</text:span></text:p>
      <text:p text:style-name="P1"><text:span text:style-name="T1"><text:s text:c="4"/>If you would like to practice more, you </text:span><text:span text:style-name="T3">can</text:span><text:span text:style-name="T1"> click the </text:span><text:span text:style-name="T3">sound button</text:span><text:span text:style-name="T1"> to listen and try to make your own sentence.</text:span></text:p>
      <text:p text:style-name="P1"><text:span text:style-name="T1"><text:s text:c="5"/>In addition, we also provide </text:span><text:span text:style-name="T3">a</text:span><text:span text:style-name="T1"> few examples of </text:span><text:span text:style-name="T3">similar expressions</text:span><text:span text:style-name="T1"> so you can understand how to use them as well.</text:span></text:p>
      <text:p text:style-name="P1"><text:span text:style-name="T1"><text:s text:c="5"/> The hearts of people are all similar. When you </text:span><text:span text:style-name="T3">have</text:span><text:span text:style-name="T1"> this mountain, you still want another.</text:span></text:p>
      <text:p text:style-name="P1"><text:span text:style-name="T1"><text:s text:c="5"/>It is the same greed even when you exchange your heart </text:span><text:span text:style-name="T3">for</text:span><text:span text:style-name="T1"> mine.</text:span></text:p>
      <text:p text:style-name="P1"><text:span text:style-name="T1"><text:s text:c="5"/> Hot wine hurts the health, and </text:span><text:span text:style-name="T3">aggressive</text:span><text:span text:style-name="T1"> language hurts people. </text:span></text:p>
      <text:p text:style-name="P1"><text:span text:style-name="T1"><text:s text:c="6"/>Welcome to the </text:span><text:span text:style-name="T3">self-test section</text:span><text:span text:style-name="T1">!</text:span></text:p>
      <text:p text:style-name="P1"><text:span text:style-name="T1"><text:s text:c="7"/>You </text:span><text:span text:style-name="T3">can</text:span><text:span text:style-name="T1"> click the challenge button anytime when you are ready!</text:span></text:p>
      <text:p text:style-name="P3"><text:s text:c="7"/>"After this lesson, you will be able to:</text:p>
      <text:p text:style-name="P1"><text:span text:style-name="T1"><text:s text:c="7"/>1. </text:span><text:span text:style-name="T3">Appreciate</text:span><text:span text:style-name="T1"> the allusion of “Gou Jin Suo, Shr Wu Tuei”</text:span></text:p>
      <text:p text:style-name="P3"><text:s text:c="7"/>2. Understand the meaning and application of “Gou Jin Suo, Shr Wu Tuei”</text:p>
      <text:p text:style-name="P3"><text:s text:c="7"/>"</text:p>
      <text:p text:style-name="P3"><text:s text:c="7"/> Long time ago, there was a rich man and all his daughters were married. </text:p>
      <text:p text:style-name="P1"><text:span text:style-name="T1"><text:s text:c="7"/> </text:span><text:span text:style-name="T3">Of</text:span><text:span text:style-name="T1"> them, the youngest daughter was married to an honest and straightforward man.</text:span></text:p>
      <text:p text:style-name="P1"><text:span text:style-name="T1"><text:s text:c="7"/> One time</text:span><text:span text:style-name="T3">, t</text:span><text:span text:style-name="T1">he families got together for the rich man’s birthday.</text:span></text:p>
      <text:p text:style-name="P1"><text:span text:style-name="T1"><text:s text:c="7"/>This youngest daughter was worried that </text:span><text:span text:style-name="T3">her</text:span><text:span text:style-name="T1"> husband couldn’t </text:span><text:span text:style-name="T3">stop</text:span><text:span text:style-name="T1"> himself </text:span><text:span text:style-name="T3">from eating</text:span><text:span text:style-name="T1"> too much chicken because they were too poor to have chicken at home. So she made an agreement with her husband. </text:span></text:p>
      <text:p text:style-name="P1"><text:span text:style-name="T1"><text:s text:c="7"/> I will </text:span><text:span text:style-name="T3">tie</text:span><text:span text:style-name="T1"> a rope on your feet, if I think you can have the chicken, I will pull the rope, which </text:span><text:span text:style-name="T3">will mean</text:span><text:span text:style-name="T1"> you can eat now.</text:span></text:p>
      <text:p text:style-name="P1"><text:span text:style-name="T1"><text:s text:c="7"/>Everything went well at th</text:span><text:span text:style-name="T3">e be</text:span><text:span text:style-name="T1">ginning. Although the table was full of all </text:span><text:soft-page-break/><text:span text:style-name="T1">kinds of delicious food, </text:span><text:span text:style-name="T3">the</text:span><text:span text:style-name="T1"> husband behaved himself and didn’t have anything without </text:span><text:span text:style-name="T3">his</text:span><text:span text:style-name="T1"> wife’s approval.</text:span></text:p>
      <text:p text:style-name="P1"><text:span text:style-name="T1"><text:s text:c="7"/>After a while, everyone started to throw</text:span><text:span text:style-name="T3"> c</text:span><text:span text:style-name="T1">hicken bones under the table.</text:span></text:p>
      <text:p text:style-name="P1"><text:span text:style-name="T1"><text:s text:c="7"/>At this moment, two dogs rushed </text:span><text:span text:style-name="T3">in</text:span><text:span text:style-name="T1"> from outside and tried to eat </text:span><text:span text:style-name="T3">the</text:span><text:span text:style-name="T1"> bones.</text:span></text:p>
      <text:p text:style-name="P2"><text:span text:style-name="T1"><text:s text:c="7"/> Suddenly, one dog accidentally tripped </text:span><text:span text:style-name="T3">over</text:span><text:span text:style-name="T1"> the rope twice. And another dog </text:span><text:span text:style-name="T3">snagged</text:span><text:span text:style-name="T1"> it </text:span><text:span text:style-name="T3">a third time</text:span><text:span text:style-name="T1">. So the husband thought his wife wanted him to</text:span><text:span text:style-name="T3"> eat </text:span><text:span text:style-name="T1">chicken and he took all the chicken in his bowl.</text:span></text:p>
      <text:p text:style-name="P1"><text:span text:style-name="T1"><text:s text:c="7"/> The last time, he couldn’t stand </text:span><text:span text:style-name="T3">it</text:span><text:span text:style-name="T1"> and he said to his wife…</text:span></text:p>
      <text:p text:style-name="P1"><text:span text:style-name="T1"><text:s text:c="7"/> You sure you want me to </text:span><text:span text:style-name="T3">eat</text:span><text:span text:style-name="T1"> all these?</text:span></text:p>
      <text:p text:style-name="P3"><text:s text:c="7"/> “Gou Jin Suo, Shr Wu Tuei”</text:p>
      <text:p text:style-name="P1"><text:span text:style-name="T1"><text:s text:c="7"/> “Jin Suo” means tripping the </text:span><text:span text:style-name="T3">(signal)</text:span><text:span text:style-name="T1"> rope. <text:s/>“Wu Tuei” means </text:span><text:span text:style-name="T3">not being able to</text:span><text:span text:style-name="T1"> finish all the food.</text:span></text:p>
      <text:p text:style-name="P1"><text:span text:style-name="T1"><text:s text:c="7"/> This </text:span><text:span text:style-name="T3">proverb has</text:span><text:span text:style-name="T1"> the meaning of endless.</text:span></text:p>
      <text:p text:style-name="P1"><text:span text:style-name="T1"><text:s text:c="7"/> For example, next week is </text:span><text:span text:style-name="T3">your</text:span><text:span text:style-name="T1"> uncle’s birthday, </text:span><text:span text:style-name="T3">????</text:span></text:p>
      <text:p text:style-name="P1"><text:span text:style-name="T1"><text:s text:c="7"/>It means that there are too many </text:span><text:span text:style-name="T3">celebrations coming up</text:span><text:span text:style-name="T1">, just like the dogs couldn’t stop tripping the </text:span><text:span text:style-name="T3">eating signal</text:span><text:span text:style-name="T1">.</text:span></text:p>
      <text:p text:style-name="P1"><text:span text:style-name="T1"><text:s text:c="8"/>If you would like to practice more, you </text:span><text:span text:style-name="T3">can </text:span><text:span text:style-name="T1">click the </text:span><text:span text:style-name="T3">sound button</text:span><text:span text:style-name="T1"> to listen and try to make your own sentence.</text:span></text:p>
      <text:p text:style-name="P1"><text:span text:style-name="T1"><text:tab/> In addition, we also provide </text:span><text:span text:style-name="T3">a </text:span><text:span text:style-name="T1">few examples of </text:span><text:span text:style-name="T3">similar expressions</text:span><text:span text:style-name="T1"> so you </text:span><text:span text:style-name="T3">can</text:span><text:span text:style-name="T1"> understand how to use them as well.</text:span></text:p>
      <text:p text:style-name="P1"><text:span text:style-name="T1"><text:tab/>  The dog poops </text:span><text:span text:style-name="T3">on</text:span><text:span text:style-name="T1"> the richest </text:span><text:span text:style-name="T3">land.</text:span></text:p>
      <text:p text:style-name="P1"><text:span text:style-name="T1"><text:tab/>  Dogs are afraid of tails </text:span><text:span text:style-name="T3">being</text:span><text:span text:style-name="T1"> clamped, and people are afraid of using the wrong reason.</text:span></text:p>
      <text:p text:style-name="P1"><text:span text:style-name="T1"><text:tab/>  Dogs are afraid of stones and thieves are afraid of light. Chickens are afraid of fox</text:span><text:span text:style-name="T3">es</text:span><text:span text:style-name="T1"> and </text:span><text:span text:style-name="T3">fish</text:span><text:span text:style-name="T1"> are afraid of </text:span><text:span text:style-name="T3">nets</text:span><text:span text:style-name="T1">.</text:span></text:p>
      <text:p text:style-name="P1"><text:span text:style-name="T1"><text:tab/> <text:s/>Welcome to the </text:span><text:span text:style-name="T3">self-test section!</text:span></text:p>
      <text:p text:style-name="P1"><text:span text:style-name="T1"><text:tab/> <text:s text:c="2"/>You </text:span><text:span text:style-name="T3">can</text:span><text:span text:style-name="T1"> click the challenge button anytime when you are ready!</text:span></text:p>
      <text:p text:style-name="P3"><text:tab/> <text:s text:c="2"/>"After this lesson, you will be able to:</text:p>
      <text:p text:style-name="P1"><text:span text:style-name="T1"><text:tab/> <text:s text:c="2"/>1. </text:span><text:span text:style-name="T3">Appreciate</text:span><text:span text:style-name="T1"> the origin of “The four sentences”</text:span></text:p>
      <text:p text:style-name="P1"><text:span text:style-name="T1"><text:tab/> <text:s text:c="2"/>2. Understand the </text:span><text:span text:style-name="T3">expression</text:span><text:span text:style-name="T1">, “The four sentences during a Hakka celebration or funeral ”</text:span></text:p>
      <text:p text:style-name="P3"><text:tab/> <text:s text:c="2"/>"</text:p>
      <text:p text:style-name="P1"><text:span text:style-name="T1"><text:tab/> <text:s text:c="2"/> The four sentences </text:span><text:span text:style-name="T3">represent</text:span><text:span text:style-name="T1"> not only a deep knowledge, but are also a traditional literar</text:span><text:span text:style-name="T3">y genre</text:span><text:span text:style-name="T1"> in Hakka.</text:span></text:p>
      <text:p text:style-name="P1"><text:span text:style-name="T1"><text:tab/> <text:s text:c="2"/> The four sentences are commonly spoken during Hakka celebration</text:span><text:span text:style-name="T3">s or funerals</text:span><text:span text:style-name="T1"> for the purpose of congratulation or condolences. Although they are rarel</text:span><text:span text:style-name="T3">y u</text:span><text:span text:style-name="T1">sed now, many villages still </text:span><text:span text:style-name="T3">follow</text:span><text:span text:style-name="T1"> this important tradition.</text:span></text:p>
      <text:p text:style-name="P1"><text:span text:style-name="T1"><text:tab/> <text:s text:c="2"/> The four sentences are similar t</text:span><text:span text:style-name="T3">o f</text:span><text:span text:style-name="T1">our words quatrains. Sometimes, </text:span><text:span text:style-name="T3">they are </text:span><text:span text:style-name="T1">created instantly, but sometimes </text:span><text:span text:style-name="T3">they take</text:span><text:span text:style-name="T1"> the old wisdom in the past.</text:span></text:p>
      <text:p text:style-name="P1"><text:span text:style-name="T1"><text:tab/> <text:s text:c="2"/> You can say them in many different occasions. For example, they would work well when you want to say </text:span><text:span text:style-name="T3">them</text:span><text:span text:style-name="T1"> sometime during house moving, </text:span><text:span text:style-name="T3">a</text:span><text:span text:style-name="T1"> wedding or a birthday party. </text:span></text:p>
      <text:p text:style-name="P1"><text:span text:style-name="T1"><text:tab/> <text:s text:c="2"/>The four sentences do not have specific rules </text:span><text:span text:style-name="T3">as to who</text:span><text:span text:style-name="T1"> should say them, although people </text:span><text:span text:style-name="T3">will</text:span><text:span text:style-name="T1"> invite a host or people who are familiar with the rules to say them now.</text:span></text:p>
      <text:p text:style-name="P1"><text:span text:style-name="T1"><text:tab/> <text:s text:c="2"/>For experienced family members, they would say them when the new couple is giving </text:span><text:span text:style-name="T3">a</text:span><text:span text:style-name="T1"> toast to express their blessing.</text:span></text:p>
      <text:p text:style-name="P1"><text:span text:style-name="T1"><text:tab/> <text:s text:c="2"/> They are not just read </text:span><text:span text:style-name="T3">following</text:span><text:span text:style-name="T1"> the words but with a certain rhythm. People standing around should follow the rhythm and read them together </text:span><text:span text:style-name="T3">to perform</text:span><text:span text:style-name="T1"> the perfect four sentences.</text:span></text:p>
      <text:p text:style-name="P1"><text:span text:style-name="T3"><text:tab/> <text:s text:c="2"/> Presenters also need</text:span><text:span text:style-name="T1"> to be very familiar with the Hakka language and its rhythms for handling t</text:span><text:span text:style-name="T3">he concepts well</text:span><text:span text:style-name="T1">. Nowadays, young folks have already lost this ability. </text:span></text:p>
      <text:p text:style-name="P1"><text:span text:style-name="T1"><text:tab/> <text:s text:c="2"/> Relatively </text:span><text:span text:style-name="T3">speaking, the </text:span><text:span text:style-name="T1">“words” are not so important in the four sentences. The intention to preserve </text:span><text:span text:style-name="T3">the</text:span><text:span text:style-name="T1"> Hakka language is not only </text:span><text:span text:style-name="T3">to practice</text:span><text:span text:style-name="T1"> the speaking, but also </text:span><text:span text:style-name="T3">to</text:span><text:span text:style-name="T1"> “sing” out its meaning. It is better to treat Hakka as one kind of music.</text:span></text:p>
      <text:p text:style-name="P1"><text:span text:style-name="T1"><text:tab/> <text:s text:c="2"/> The content of </text:span><text:span text:style-name="T3">the</text:span><text:span text:style-name="T1"> four sentences </text:span><text:span text:style-name="T3">not only represents</text:span><text:span text:style-name="T1"> a blessing, the </text:span><text:soft-page-break/><text:span text:style-name="T1">humor inside the words also has the effect </text:span><text:span text:style-name="T3">of warming</text:span><text:span text:style-name="T1"> up the place.</text:span></text:p>
      <text:p text:style-name="P3"><text:tab/> <text:s text:c="2"/> Do not feel “The four sentences” <text:span text:style-name="T2">are</text:span> outdated and only for<text:span text:style-name="T2"> the</text:span> elderly to say. If you could understand <text:span text:style-name="T2">their </text:span>meaning, you would learn something interesting as well.</text:p>
      <text:p text:style-name="P3"><text:tab/> <text:s text:c="2"/> Next, we are going to introduce some examples for you to say <text:span text:style-name="T2">on</text:span> appropriate occasions.</text:p>
      <text:p text:style-name="P3"><text:tab/> <text:s text:c="2"/> There are many traditional four sentences. Correctly using these words in the right situation is the most important thing!</text:p>
      <text:p text:style-name="P3"><text:tab/> <text:s text:c="2"/>"There<text:span text:style-name="T2"> are</text:span> some simple ones for the following situations including:</text:p>
      <text:p text:style-name="P3"><text:tab/> <text:s text:c="2"/><text:span text:style-name="T2">A </text:span>birthday party, lighting birthday candles, wedding, wedding toast, visiting the bride<text:span text:style-name="T2">, e</text:span>tc. <text:s/></text:p>
      <text:p text:style-name="P3"><text:tab/> <text:s text:c="2"/>"</text:p>
      <text:p text:style-name="P3"><text:tab/> <text:s text:c="2"/>Please click the category of the four sentences if you would<text:span text:style-name="T2"> like to</text:span> know more.</text:p>
      <text:p text:style-name="P3"><text:tab/> <text:s text:c="2"/>Please choose the four sentences you would like to learn today and listen to how the teacher says <text:span text:style-name="T2">them.</text:span></text:p>
      <text:p text:style-name="P3"><text:tab/> <text:s text:c="2"/> The birthday boy/girl was born today; we wish him/her all the happiness and <text:span text:style-name="T2">good-health in the world.</text:span></text:p>
      <text:p text:style-name="P3"><text:tab/> <text:s text:c="2"/> <text:span text:style-name="T2">May</text:span> you have longevity, fortune and many descendants.</text:p>
      <text:p text:style-name="P3"><text:tab/> <text:s text:c="2"/> Light the birthday candles to shine <text:span text:style-name="T2">on</text:span> your lovely face. <text:span text:style-name="T2">Hoping you are as happy as the East Sea is immense </text:span>and <text:span text:style-name="T2">may</text:span> you live a long and happy life.</text:p>
      <text:p text:style-name="P3"><text:tab/> <text:s text:c="2"/> Candle lighting on <text:span text:style-name="T2">your</text:span> birthday with joy on <text:span text:style-name="T2">you</text:span>r face. Children gather to celebrate your birthday and bless you with presents.</text:p>
      <text:p text:style-name="P3"><text:tab/> <text:s text:c="2"/> Happy birthday and congratulations <text:span text:style-name="T2">on</text:span> your wedding too. Best wishes to the <text:span text:style-name="T2">newly-weds.</text:span> <text:span text:style-name="T2">Wishing</text:span> you happiness <text:span text:style-name="T2">at </text:span>every birthday, <text:span text:style-name="T2">living</text:span> happily together until death do you part.</text:p>
      <text:p text:style-name="P3"><text:tab/> <text:s text:c="2"/>Wish<text:span text:style-name="T2">ing</text:span> you a happy birthday today and best of luck with your marriage. Wish<text:span text:style-name="T2">ing </text:span>you all the happiness <text:span text:style-name="T2">in the world</text:span> and many descendants.</text:p>
      <text:p text:style-name="P3"><text:tab/> <text:s text:c="2"/> It is a special day for the birthday boy/girl, and <text:span text:style-name="T2">here's hoping</text:span> you have the happiest marriage.<text:span text:style-name="T2"> Our</text:span> first wish is <text:span text:style-name="T2">that</text:span> you have <text:span text:style-name="T2">every</text:span> happiness and <text:span text:style-name="T2">then, among many others, that the bride</text:span> have a boy soon.</text:p>
      <text:p text:style-name="P3"><text:tab/> <text:s text:c="2"/>Congratulations <text:span text:style-name="T2">on</text:span> your graduation. You have <text:span text:style-name="T2">received</text:span> the greatest news today. <text:s/>Wish<text:span text:style-name="T2">ing </text:span>you and your wife the happiest life and love <text:span text:style-name="T5">for </text:span><text:span text:style-name="T2">each other</text:span> forever. </text:p>
      <text:p text:style-name="P3"><text:tab/> <text:s text:c="2"/>Congratulations <text:span text:style-name="T2">to</text:span> the newly-wed<text:span text:style-name="T2">s</text:span> <text:span text:style-name="T2">on all</text:span> <text:span text:style-name="T2">the</text:span> great news. Hop<text:span text:style-name="T2">ing</text:span> you can respect each other in the marriage and have a baby boy someday soon.</text:p>
      <text:p text:style-name="P3"><text:tab/> <text:s text:c="2"/>Candles shin<text:span text:style-name="T2">ing</text:span> in the room<text:span text:style-name="T2">, wi</text:span>ne in the pot, an<text:span text:style-name="T2">d me</text:span>at on the table. Thank god for giving you this beautiful wine. Best wishes for you<text:span text:style-name="T2">. May you have</text:span> good fortune and a baby boy in the future.</text:p>
      <text:p text:style-name="P3"><text:tab/> <text:s text:c="2"/> All the families are toasti<text:span text:style-name="T2">ng yo</text:span>ur marriage <text:span text:style-name="T2">with</text:span> this beautiful wine. Today is your big day.<text:span text:style-name="T2"> May</text:span> you have a baby boy at the same time next year.</text:p>
      <text:p text:style-name="P3"><text:tab/> <text:s text:c="2"/>The groom is toasting you. Your marriage is <text:span text:style-name="T2">a match made in heaven</text:span>, so you could have <text:span text:style-name="T2">a</text:span> lovely wife today. Hoping you will have a beautiful baby very soon. <text:s text:c="2"/></text:p>
      <text:p text:style-name="P3"><text:tab/> <text:s text:c="2"/>The bride is <text:span text:style-name="T2">shyly toasting you</text:span>. <text:s/>Wish<text:span text:style-name="T2">ing</text:span> you have a baby soon in the next year and <text:span text:style-name="T2">the</text:span> happiest marriag<text:span text:style-name="T2">e f</text:span>orever.</text:p>
      <text:p text:style-name="P3"><text:tab/> <text:s text:c="2"/>The beautiful wine wit<text:span text:style-name="T2">h p</text:span>recious flowers on the side. <text:span text:style-name="T2">The</text:span> gods are all invited to your celebration today. Hop<text:span text:style-name="T2">ing</text:span> you have a baby in the next year and good fortune for <text:span text:style-name="T2">all</text:span> your life.</text:p>
      <text:p text:style-name="P3"><text:tab/> <text:s text:c="2"/><text:span text:style-name="T2">Our</text:span> cups are filled with the top wine for everyone gathering together to toast the newly-wed<text:span text:style-name="T2">s</text:span> tonight. After finishing this wine, you will be a father soon. <text:span text:style-name="T2">May </text:span>you have the best fortune in<text:span text:style-name="T2"> coming years in the</text:span> future.</text:p>
      <text:p text:style-name="P3"><text:tab/> <text:s text:c="2"/>The newly-weds<text:span text:style-name="T2"> are smiling</text:span> when <text:span text:style-name="T2">toasting you</text:span>. Please raise your glasses together <text:span text:style-name="T2">with them</text:span> and celebrate this great day. Wish<text:span text:style-name="T2">ing they</text:span> have twin bab<text:span text:style-name="T2">ies</text:span> someday soon and good fortune in the future.</text:p>
      <text:p text:style-name="P3"><text:tab/> <text:s text:c="2"/>The groom <text:span text:style-name="T2">is smiling</text:span> happily while <text:span text:style-name="T2">toasting us</text:span>. Present all the guests <text:span text:style-name="T2">with</text:span> the best wine <text:span text:style-name="T2">and</text:span> delicious dishes. <text:span text:style-name="T2">My </text:span>gratitude<text:span text:style-name="T2"> to you for </text:span>this toast and wish<text:span text:style-name="T2">ing</text:span> you have endless <text:span text:style-name="T2">good</text:span> fortune and the best of luck. <text:s text:c="3"/></text:p>
      <text:p text:style-name="P3"><text:soft-page-break/><text:tab/> <text:s text:c="2"/> Congratulation<text:span text:style-name="T2">s</text:span> to this beautiful couple on their marriage. They are <text:span text:style-name="T2">a</text:span> perfect couple, just like <text:span text:style-name="T2">the</text:span> Cowherd and Girl Weaver. Best of luck with <text:span text:style-name="T2">their</text:span> wonderful marriage and<text:span text:style-name="T2"> good</text:span> fortune to them in the future.</text:p>
      <text:p text:style-name="P3"><text:tab/> <text:s text:c="2"/>The couple is getting married today <text:span text:style-name="T2">in a match made in heaven</text:span>. The families are not leaving yet, so you better save your sweetness for tonight. <text:span text:style-name="T2">Their</text:span> love is blooming like <text:span text:style-name="T2">a</text:span> peony.</text:p>
      <text:p text:style-name="P3"><text:tab/> <text:s text:c="2"/>The white orchid is blooming with <text:span text:style-name="T2">a</text:span> fresh aroma. The couple’s love will last forever. <text:s/>The chrysanthemum is also blooming in five different colors. This beautiful love will also bloom later at night.</text:p>
      <text:p text:style-name="P3"><text:tab/> <text:s text:c="2"/> Smell the wonderful aroma from the flowers. Their love will last forever just like this lasting fragrance. Just like the sunflower always looks toward the sun, the beautiful bride will always love her lovely groom.</text:p>
      <text:p text:style-name="P3"><text:tab/> <text:s text:c="2"/> The newly-wed<text:span text:style-name="T2">s smile</text:span> when toasting<text:span text:style-name="T2"> us.</text:span> They are such a handsome couple. <text:span text:style-name="T2">Hoping </text:span>you have a cute baby in the next year and love <text:span text:style-name="T2">each other</text:span> forever.</text:p>
      <text:p text:style-name="P3"><text:tab/> <text:s text:c="2"/> All the delicious dishes are lin<text:span text:style-name="T2">ed up</text:span> on the table. Let’s <text:span text:style-name="T2">toast the newly-weds again in congratulation</text:span> and wish them endless <text:span text:style-name="T2">good</text:span> fortune in <text:span text:style-name="T2">coming years in the future.</text:span> <text:s/></text:p>
      <text:p text:style-name="P3"><text:tab/> <text:s text:c="2"/>The bride is shy whe<text:span text:style-name="T2">n toasting</text:span> all the families. Hope you successfully have a baby tonight and best <text:span text:style-name="T2">of</text:span> luck with all your children in the future.</text:p>
      <text:p text:style-name="P3"><text:tab/> <text:s text:c="2"/> The bride is so beautiful. It is their special day tonight. She is <text:span text:style-name="T2">toasting</text:span> all the families and hoping to have a baby boy soon tonight. <text:s/></text:p>
      <text:p text:style-name="P3"><text:tab/> <text:s text:c="2"/> Taking a cup of tea from the newly-weds. The beautiful weather symbolizes the good fortune <text:span text:style-name="T2">of</text:span> the couple. Hoping you have twin bab<text:span text:style-name="T2">ies</text:span> soon and the best <text:span text:style-name="T2">of</text:span> luck to your children in the future.</text:p>
      <text:p text:style-name="P3"><text:tab/> <text:s text:c="2"/> After learning all the four sentences, have you understood all of them?</text:p>
      <text:p text:style-name="P3"><text:tab/> <text:s text:c="2"/> Now, please <text:span text:style-name="T2">match </text:span>the right four sentences <text:span text:style-name="T2">to</text:span> the correct situations.</text:p>
      <text:p text:style-name="P3"><text:tab/> <text:s text:c="2"/> After <text:span text:style-name="T2">doing</text:span> all the lessons, do you have more understanding of Hakka <text:span text:style-name="T2">sayings</text:span>? There are all kinds of interesting stories behind <text:span text:style-name="T2">them</text:span>.</text:p>
      <text:p text:style-name="P3"><text:tab/> <text:s text:c="2"/> If they were not shared by the <text:span text:style-name="T2">older generation</text:span>, these stories would not exis<text:span text:style-name="T2">t n</text:span>ow.</text:p>
      <text:p text:style-name="P3"><text:tab/> <text:s text:c="2"/> But whether they are true or no<text:span text:style-name="T2">t does </text:span>not really matter. <text:s/>It is the wisdom of our ancestors tha<text:span text:style-name="T2">t r</text:span>eally matter<text:span text:style-name="T2">s</text:span>.</text:p>
      <text:p text:style-name="P3"><text:tab/> <text:s text:c="2"/> Hopefully, these traditional <text:span text:style-name="T2">sayings</text:span> and the four sentences can be appreciated and passed along to the <text:span text:style-name="T2">younger</text:span> generation.</text:p>
      <text:p text:style-name="P3"><text:tab/> <text:s text:c="2"/> Next time, if someone say<text:span text:style-name="T2">s,</text:span> “The hearts of people are too greed<text:span text:style-name="T2">y“</text:span> to you, do not feel happy and think they are giving you a compliment.</text:p>
      <text:p text:style-name="P3"><text:tab/> <text:s text:c="2"/> People who only know how to “O Sii Hak Fan” will soon <text:span text:style-name="T2">realize</text:span> their true nature. It is better to learn the real thing and work hard. </text:p>
      <text:p text:style-name="P3"><text:tab/> <text:s text:c="2"/> If you do not understand the real meaning behind the words, you <text:span text:style-name="T2">will </text:span>possibly be made fun of.</text:p>
      <text:p text:style-name="P3"><text:tab/> <text:s text:c="2"/> People will be impressed if you <text:span text:style-name="T2">can</text:span> say the correct four sentences during the appropriate situations.</text:p>
      <text:p text:style-name="P3"><text:tab/> <text:s text:c="2"/> Man: <text:span text:style-name="T2">The lottery ticket that I bought yesterday won</text:span>!</text:p>
      <text:p text:style-name="P3"><text:tab/> <text:s text:c="2"/> Really? How much?</text:p>
      <text:p text:style-name="P3"><text:tab/> <text:s text:c="2"/> It is ok…not so much…only ten thousand dollars…</text:p>
      <text:p text:style-name="P3"><text:tab/> <text:s text:c="2"/> That is really nice! It is better to have something than nothing.</text:p>
      <text:p text:style-name="P3"><text:tab/> <text:s text:c="2"/> It would be so much better if I could win the one million awar<text:span text:style-name="T2">d!</text:span></text:p>
      <text:p text:style-name="P3"><text:tab/> <text:s text:c="2"/> You are really…</text:p>
      <text:p text:style-name="P3"><text:tab/> <text:s text:c="2"/> Too greedy</text:p>
      <text:p text:style-name="P3"><text:tab/> <text:s text:c="2"/> I am so angry! Lee next door told me he is going to buy a house and a car and <text:span text:style-name="T2">he laughed</text:span> at me for nothing…</text:p>
      <text:p text:style-name="P3"><text:tab/> <text:s text:c="2"/> But I thought he doesn’t have a job?</text:p>
      <text:p text:style-name="P3"><text:tab/> <text:s text:c="2"/> Yes! And he is only saying without doing anything at all!</text:p>
      <text:p text:style-name="P3"><text:tab/> <text:s text:c="2"/> Do<text:span text:style-name="T2">n't</text:span> be so angry! <text:span text:style-name="T2">Don't you</text:span> know he is…</text:p>
      <text:p text:style-name="P3"><text:tab/> <text:s text:c="2"/> “O Sii Hak Fan”</text:p>
      <text:p text:style-name="P3"><text:tab/> <text:s text:c="2"/> What are you murmuring?</text:p>
      <text:p text:style-name="P3"><text:tab/> <text:s text:c="2"/> I am attending my friend’s wedding and <text:span text:style-name="T2">I'm</text:span> preparing some blessing for him!</text:p>
      <text:p text:style-name="P3"><text:soft-page-break/><text:tab/> <text:s text:c="2"/> Then you have to use the right ones! What did you prepare?</text:p>
      <text:p text:style-name="P3"><text:tab/> <text:s text:c="2"/> I will say…</text:p>
      <text:p text:style-name="P3"><text:tab/> <text:s text:c="2"/>The newly-weds <text:span text:style-name="T2">smile</text:span> when <text:span text:style-name="T2">toasting us.</text:span> They are such a handsome couple. <text:span text:style-name="T2">Hoping </text:span>you have a cute baby in the next year and love <text:span text:style-name="T2">each other</text:span> forever.</text:p>
      <text:p text:style-name="P3"><text:tab/> <text:s text:c="2"/> Today is my grandma’s birthday, and she loves people <text:span text:style-name="T2">to</text:span> say the four sentences to her. She is so happy every time when she hears them.</text:p>
      <text:p text:style-name="P3"><text:tab/> <text:s text:c="2"/> But we cannot say the same one.</text:p>
      <text:p text:style-name="P3"><text:tab/> <text:s text:c="2"/> Yes! So I want to be the first</text:p>
      <text:p text:style-name="P3"><text:tab/> <text:s text:c="2"/> So what do you prepare?</text:p>
      <text:p text:style-name="P3"><text:tab/> <text:s text:c="2"/> I will say…</text:p>
      <text:p text:style-name="P3"><text:tab/> <text:s text:c="2"/> The birthday boy/girl was born today; wish<text:span text:style-name="T2">ing</text:span> him/her <text:span text:style-name="T2">every</text:span> happiness and <text:span text:style-name="T2">good-</text:span>health.</text:p>
      <text:p text:style-name="P3"><text:tab/> <text:s text:c="2"/> Have you learned everything? If you still have things <text:span text:style-name="T2">you</text:span> don’t understand, feel free to review them again any time!</text:p>
      <text:p text:style-name="P3"><text:tab/> <text:s text:c="2"/> Hop<text:span text:style-name="T2">ing</text:span> everyone <text:span text:style-name="T2">is</text:span> having a nice learning <text:span text:style-name="T2">experience</text:span> today. See you next 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2T17:08:20</dc:date>
    <meta:generator>LibreOffice/3.6$Linux_x86 LibreOffice_project/360m1$Build-2</meta:generator>
    <meta:editing-duration>PT18M33S</meta:editing-duration>
    <meta:editing-cycles>2</meta:editing-cycles>
    <meta:document-statistic meta:table-count="0" meta:image-count="0" meta:object-count="0" meta:page-count="8" meta:paragraph-count="239" meta:word-count="4234" meta:character-count="23997" meta:non-whitespace-character-count="19135"/>
  </office:meta>
</office:document-meta>
</file>